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 sans" svg:font-family="'Open sans', helvetica, arial"/>
    <style:font-face style:name="OpenSymbol" svg:font-family="OpenSymbol"/>
    <style:font-face style:name="Tahoma2" svg:font-family="Tahoma"/>
    <style:font-face style:name="Ubuntu Light" svg:font-family="'Ubuntu Light', sans-serif"/>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ula1" style:family="table">
      <style:table-properties style:width="17cm" table:align="margins" style:writing-mode="lr-tb"/>
    </style:style>
    <style:style style:name="Taula1.A" style:family="table-column">
      <style:table-column-properties style:column-width="5.667cm" style:rel-column-width="21845*"/>
    </style:style>
    <style:style style:name="Tau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a1.C1" style:family="table-cell">
      <style:table-cell-properties fo:background-color="#cccccc" fo:padding="0.097cm" fo:border="0.002cm solid #000000">
        <style:background-image/>
      </style:table-cell-properties>
    </style:style>
    <style:style style:name="Taula1.A2" style:family="table-cell">
      <style:table-cell-properties fo:background-color="#eeeeee" fo:padding="0.097cm" fo:border-left="0.002cm solid #000000" fo:border-right="none" fo:border-top="none" fo:border-bottom="0.002cm solid #000000">
        <style:background-image/>
      </style:table-cell-properties>
    </style:style>
    <style:style style:name="Taula1.B2" style:family="table-cell">
      <style:table-cell-properties fo:padding="0.097cm" fo:border-left="0.002cm solid #000000" fo:border-right="none" fo:border-top="none" fo:border-bottom="0.002cm solid #000000"/>
    </style:style>
    <style:style style:name="Taula1.C2" style:family="table-cell">
      <style:table-cell-properties fo:padding="0.097cm" fo:border-left="0.002cm solid #000000" fo:border-right="0.002cm solid #000000" fo:border-top="none" fo:border-bottom="0.002cm solid #000000"/>
    </style:style>
    <style:style style:name="Taula2" style:family="table">
      <style:table-properties style:width="17cm" table:align="margins" style:writing-mode="lr-tb"/>
    </style:style>
    <style:style style:name="Taula2.A" style:family="table-column">
      <style:table-column-properties style:column-width="5.667cm" style:rel-column-width="21845*"/>
    </style:style>
    <style:style style:name="Tau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a2.C1" style:family="table-cell">
      <style:table-cell-properties fo:background-color="#cccccc" fo:padding="0.097cm" fo:border="0.002cm solid #000000">
        <style:background-image/>
      </style:table-cell-properties>
    </style:style>
    <style:style style:name="Taula2.A2" style:family="table-cell">
      <style:table-cell-properties fo:background-color="#eeeeee" fo:padding="0.097cm" fo:border-left="0.002cm solid #000000" fo:border-right="none" fo:border-top="none" fo:border-bottom="0.002cm solid #000000">
        <style:background-image/>
      </style:table-cell-properties>
    </style:style>
    <style:style style:name="Taula2.B2" style:family="table-cell">
      <style:table-cell-properties fo:padding="0.097cm" fo:border-left="0.002cm solid #000000" fo:border-right="none" fo:border-top="none" fo:border-bottom="0.002cm solid #000000"/>
    </style:style>
    <style:style style:name="Taula2.C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0.035cm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P1" style:family="paragraph" style:parent-style-name="Table_20_Contents">
      <style:text-properties style:font-name="Tahoma" fo:font-weight="bold" style:font-weight-asian="bold" style:font-name-complex="Tahoma" style:font-weight-complex="bold"/>
    </style:style>
    <style:style style:name="P2"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style:font-name-complex="Tahoma"/>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loext:contextual-spacing="false" fo:margin-top="0cm" fo:margin-bottom="0.101cm"/>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6" style:family="paragraph" style:parent-style-name="Preformatted_20_Text">
      <style:paragraph-properties loext:contextual-spacing="false" fo:margin-top="0cm" fo:margin-bottom="0.101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7"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9"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0"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3"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4"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5"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6"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7"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9"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0" style:family="paragraph" style:parent-style-name="Table_20_Contents">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Preformatted_20_Text">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2" style:family="paragraph" style:parent-style-name="Standard">
      <style:paragraph-properties loext:contextual-spacing="false" fo:margin-top="0.199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3" style:family="paragraph" style:parent-style-name="Table_20_Contents">
      <style:paragraph-properties loext:contextual-spacing="false" fo:margin-top="0cm" fo:margin-bottom="0cm"/>
      <style:text-properties style:font-name="Tahoma" fo:font-size="6pt" style:font-size-asian="6pt" style:font-size-complex="6pt"/>
    </style:style>
    <style:style style:name="P24" style:family="paragraph" style:parent-style-name="Table_20_Contents">
      <style:paragraph-properties loext:contextual-spacing="false" fo:margin-top="0cm" fo:margin-bottom="0cm"/>
      <style:text-properties style:font-name="Tahoma" fo:font-size="6pt" style:font-size-asian="6pt" style:font-size-complex="6pt"/>
    </style:style>
    <style:style style:name="P25" style:family="paragraph" style:parent-style-name="Table_20_Contents">
      <style:paragraph-properties loext:contextual-spacing="false" fo:margin-top="0cm" fo:margin-bottom="0cm"/>
      <style:text-properties style:font-name="Tahoma" fo:font-size="6pt" style:font-size-asian="6pt" style:font-size-complex="6pt"/>
    </style:style>
    <style:style style:name="P26" style:family="paragraph" style:parent-style-name="Table_20_Contents">
      <style:paragraph-properties loext:contextual-spacing="false" fo:margin-top="0cm" fo:margin-bottom="0cm"/>
      <style:text-properties style:font-name="Tahoma" fo:font-size="6pt" style:font-size-asian="6pt" style:font-size-complex="6pt"/>
    </style:style>
    <style:style style:name="P27" style:family="paragraph" style:parent-style-name="Standard">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8" style:family="paragraph" style:parent-style-name="Standard" style:master-page-name="Standard">
      <style:paragraph-properties loext:contextual-spacing="false" fo:margin-top="0cm" fo:margin-bottom="0.199cm" style:page-number="auto"/>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9" style:family="paragraph" style:parent-style-name="Standard">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0" style:family="paragraph" style:parent-style-name="Standard">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1" style:family="paragraph" style:parent-style-name="Standard">
      <style:paragraph-properties fo:margin-top="0.199cm" fo:margin-bottom="0.199cm"/>
      <style:text-properties style:font-name="Tahoma" fo:font-size="12pt" fo:font-weight="bold" style:font-size-asian="12pt" style:font-weight-asian="bold" style:font-size-complex="12pt" style:font-weight-complex="bold"/>
    </style:style>
    <style:style style:name="P32" style:family="paragraph" style:parent-style-name="Preformatted_20_Text">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3" style:family="paragraph" style:parent-style-name="Preformatted_20_Text">
      <style:paragraph-properties loext:contextual-spacing="false" fo:margin-top="0cm" fo:margin-bottom="0.199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4" style:family="paragraph" style:parent-style-name="Preformatted_20_Text">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5" style:family="paragraph" style:parent-style-name="Preformatted_20_Text">
      <style:paragraph-properties loext:contextual-spacing="false" fo:margin-top="0cm" fo:margin-bottom="0.199cm"/>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6" style:family="paragraph" style:parent-style-name="Preformatted_20_Text">
      <style:paragraph-properties fo:margin-top="0cm" fo:margin-bottom="0.199cm"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7" style:family="paragraph" style:parent-style-name="Preformatted_20_Text" style:list-style-name="L5">
      <style:paragraph-properties fo:margin-top="0cm" fo:margin-bottom="0.199cm" fo:orphans="0" fo:widows="0" fo:hyphenation-ladder-count="no-limit" style:text-autospace="ideograph-alpha" style:punctuation-wrap="hanging" style:line-break="strict" style:writing-mode="lr-tb"/>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8" style:family="paragraph" style:parent-style-name="Preformatted_20_Text">
      <style:paragraph-properties loext:contextual-spacing="false" fo:margin-top="0cm" fo:margin-bottom="0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9" style:family="paragraph" style:parent-style-name="Preformatted_20_Text">
      <style:paragraph-properties loext:contextual-spacing="false" fo:margin-top="0cm" fo:margin-bottom="0cm"/>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40" style:family="paragraph" style:parent-style-name="Text_20_body">
      <style:paragraph-properties loext:contextual-spacing="false" fo:margin-top="0cm" fo:margin-bottom="0.199cm" fo:text-align="center" style:justify-single-word="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style:font-name="sans-serif" fo:font-size="13.5pt"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333333" style:font-name="Open sans" fo:font-size="10.5pt" fo:letter-spacing="normal" fo:font-style="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n esta práctica aprenderemos a instalar los sistemas operativos Ubuntu 17.04 y Fedora 26 realizando todos los pasos necesarios para llevar a cabo esta tarea. Al final de esta práctica es necesario que sea entregado este archivo rellenando cada uno los espacios especialmente reservados para que los rellene.</text:p>
      <text:p text:style-name="P5">Ejercicio 1: <text:span text:style-name="T5">Comprobación de los requisitos de instalación</text:span></text:p>
      <table:table table:name="Tabla4" table:style-name="Tabla4">
        <table:table-column table:style-name="Tabla4.A"/>
        <table:table-row>
          <table:table-cell table:style-name="Tabla4.A1" office:value-type="string">
            <text:p text:style-name="P23"/>
          </table:table-cell>
        </table:table-row>
      </table:table>
      <text:p text:style-name="P7">Antes de instalar cualquier sistema operativo hay que comprobar que el hardware del ordenador donde se instalará es compatible con éste. Para llevar esto a cabo, lo más habitual es visitar la página web del fabricante y verificar los requisitos de instalación.</text:p>
      <text:p text:style-name="P7">Rellene la tabla con los requisitos mínimos y recomendados de instalación para el tipo de arquitectura sobre el que instalará el sistema, para cada uno de los SSOO (Ubuntu 17.10 y Fedora 27):</text:p>
      <text:p text:style-name="P12">Ubuntu 17.10</text:p>
      <table:table table:name="Taula1" table:style-name="Taula1">
        <table:table-column table:style-name="Taula1.A" table:number-columns-repeated="3"/>
        <table:table-row>
          <table:table-cell table:style-name="Taula1.A1" office:value-type="string">
            <text:p text:style-name="P15"/>
          </table:table-cell>
          <table:table-cell table:style-name="Taula1.A1" office:value-type="string">
            <text:p text:style-name="P15">Mínimo</text:p>
          </table:table-cell>
          <table:table-cell table:style-name="Taula1.C1" office:value-type="string">
            <text:p text:style-name="P15">Recomendado</text:p>
          </table:table-cell>
        </table:table-row>
        <table:table-row>
          <table:table-cell table:style-name="Taula1.A2" office:value-type="string">
            <text:p text:style-name="P18">Procesador</text:p>
          </table:table-cell>
          <table:table-cell table:style-name="Taula1.B2" office:value-type="string">
            <text:p text:style-name="P40"/>
          </table:table-cell>
          <table:table-cell table:style-name="Taula1.C2" office:value-type="string">
            <text:p text:style-name="P40">Procesador dual core de 2 GHz o mejor</text:p>
          </table:table-cell>
        </table:table-row>
        <table:table-row>
          <table:table-cell table:style-name="Taula1.A2" office:value-type="string">
            <text:p text:style-name="P18">Memoria RAM</text:p>
          </table:table-cell>
          <table:table-cell table:style-name="Taula1.B2" office:value-type="string">
            <text:p text:style-name="P18"/>
          </table:table-cell>
          <table:table-cell table:style-name="Taula1.C2" office:value-type="string">
            <text:p text:style-name="P40">2 GB de memoria del sistema</text:p>
          </table:table-cell>
        </table:table-row>
        <table:table-row>
          <table:table-cell table:style-name="Taula1.A2" office:value-type="string">
            <text:p text:style-name="P18">Disco duro</text:p>
          </table:table-cell>
          <table:table-cell table:style-name="Taula1.B2" office:value-type="string">
            <text:p text:style-name="P18"/>
          </table:table-cell>
          <table:table-cell table:style-name="Taula1.C2" office:value-type="string">
            <text:p text:style-name="P40">25 GB de espacio libre en el disco duro</text:p>
          </table:table-cell>
        </table:table-row>
      </table:table>
      <text:p text:style-name="P31">Fedora 27</text:p>
      <table:table table:name="Taula2" table:style-name="Taula2">
        <table:table-column table:style-name="Taula2.A" table:number-columns-repeated="3"/>
        <table:table-row>
          <table:table-cell table:style-name="Taula2.A1" office:value-type="string">
            <text:p text:style-name="P15"/>
          </table:table-cell>
          <table:table-cell table:style-name="Taula2.A1" office:value-type="string">
            <text:p text:style-name="P15">Mínimo</text:p>
          </table:table-cell>
          <table:table-cell table:style-name="Taula2.C1" office:value-type="string">
            <text:p text:style-name="P15">Recomendado</text:p>
          </table:table-cell>
        </table:table-row>
        <table:table-row>
          <table:table-cell table:style-name="Taula2.A2" office:value-type="string">
            <text:p text:style-name="P18">Procesador</text:p>
          </table:table-cell>
          <table:table-cell table:style-name="Taula2.B2" office:value-type="string">
            <text:p text:style-name="P18"><text:span text:style-name="T7">Procesador de 1 GHz</text:span></text:p>
          </table:table-cell>
          <table:table-cell table:style-name="Taula2.C2" office:value-type="string">
            <text:p text:style-name="P18"><text:span text:style-name="T7">Procesador de 1 GHz</text:span></text:p>
          </table:table-cell>
        </table:table-row>
        <table:table-row>
          <table:table-cell table:style-name="Taula2.A2" office:value-type="string">
            <text:p text:style-name="P18">Memoria RAM</text:p>
          </table:table-cell>
          <table:table-cell table:style-name="Taula2.B2" office:value-type="string">
            <text:p text:style-name="P18"><text:span text:style-name="T7">1 GB de RAM</text:span></text:p>
          </table:table-cell>
          <table:table-cell table:style-name="Taula2.C2" office:value-type="string">
            <text:p text:style-name="P18"><text:span text:style-name="T7">1 GB de RAM</text:span></text:p>
          </table:table-cell>
        </table:table-row>
        <table:table-row>
          <table:table-cell table:style-name="Taula2.A2" office:value-type="string">
            <text:p text:style-name="P18">Disco duro</text:p>
          </table:table-cell>
          <table:table-cell table:style-name="Taula2.B2" office:value-type="string">
            <text:p text:style-name="P18"><text:span text:style-name="T7">10 GB de espacio disponible</text:span></text:p>
          </table:table-cell>
          <table:table-cell table:style-name="Taula2.C2" office:value-type="string">
            <text:p text:style-name="P18"><text:span text:style-name="T7">10 GB de espacio disponible</text:span></text:p>
          </table:table-cell>
        </table:table-row>
      </table:table>
      <text:p text:style-name="P22"><text:span text:style-name="T3">Ejercicio 2:</text:span> Obtención y verificación del soporte de instalación</text:p>
      <table:table table:name="Taula3" table:style-name="Taula3">
        <table:table-column table:style-name="Taula3.A"/>
        <table:table-row>
          <table:table-cell table:style-name="Taula3.A1" office:value-type="string">
            <text:p text:style-name="P23"/>
          </table:table-cell>
        </table:table-row>
      </table:table>
      <text:p text:style-name="P7">Una vez sabemos que cumplimos los requisitos de instalación necesitamos obtener el medio de instalación del sistema. Dependiendo del sistema operativo este apoyo se podrá descargar o deberá obtener mediante un medio físico.</text:p>
      <text:p text:style-name="P32"><text:bookmark text:name="tw-target-text"/><text:soft-page-break/>Copie la URL de descarga de la imagen ISO de instalación básica de Ubuntu 17.10 y Fedora 27.</text:p>
      <text:p text:style-name="P38">Ubuntu 17.10: </text:p>
      <text:p text:style-name="P21"><text:a xlink:type="simple" xlink:href="http://releases.ubuntu.com/17.10/ubuntu-17.10-desktop-amd64.iso" text:style-name="Internet_20_link" text:visited-style-name="Visited_20_Internet_20_Link">http://releases.ubuntu.com/17.10/ubuntu-17.10-desktop-amd64.iso</text:a></text:p>
      <text:p text:style-name="P32">Fedora 27: <text:a xlink:type="simple" xlink:href="https://download.fedoraproject.org/pub/fedora/linux/releases/27/Workstation/x86_64/iso/Fedora-Workstation-Live-x86_64-27-1.6.iso" text:style-name="Internet_20_link" text:visited-style-name="Visited_20_Internet_20_Link"><text:span text:style-name="T1">https://download.fedoraproject.org/pub/fedora/linux/releases/27/Workstation/x86_64/iso/Fedora-Workstation-Live-x86_64-27-1.6.iso</text:span></text:a></text:p>
      <text:p text:style-name="P21">Cuando obtenemos una imagen de instalación es muy importante que en verificamos el contenido ya que un pequeño error podría hacer que su instalación no se pudiera llevar a cabo correctamente o causar problemas durante la ejecución del sistema.</text:p>
      <text:p text:style-name="P32">Busque, en la página web oficial de Ubuntu 17.10 y Fedora 27, el mecanismo para verificar su imagen ISO y verifíquela. Especifique el procedimiento que ha seguido.</text:p>
      <text:p text:style-name="P36">La verificación de su ISO ayuda a asegurar la integridad de los datos y la autenticidad de su descarga. El proceso es bastante sencillo, pero implica una serie de pasos son:</text:p>
      <text:list xml:id="list6329202713275783695" text:style-name="L5">
        <text:list-item>
          <text:p text:style-name="P37"><text:s/>Descargar archivos SHA256SUMS y SHA256SUMS.gpg</text:p>
        </text:list-item>
        <text:list-item>
          <text:p text:style-name="P37"><text:s/>Obtener la clave utilizada para la firma del servidor de claves de Ubuntu</text:p>
        </text:list-item>
        <text:list-item>
          <text:p text:style-name="P37"><text:s/>Verificar la firma</text:p>
        </text:list-item>
        <text:list-item>
          <text:p text:style-name="P37"><text:s/>Comprueba tu ISO Ubuntu con sha256sum contra las sumas descargadas</text:p>
        </text:list-item>
      </text:list>
      <text:p text:style-name="P21">Abrimos la página oficial y nos ubicamos donde se encuentra el hash.</text:p>
      <text:p text:style-name="P21"/>
      <text:p text:style-name="P21">En esta ocasión escogemo Ubuntu 17.10 y verificamos cada hash por separado.</text:p>
      <text:p text:style-name="P21"/>
      <text:p text:style-name="P21">Guardamos el hash en un archivo de texto para su posterior verificación y lo ubicamos en el mismo directorio donde se encuentra nuestro fichero a comprobar.</text:p>
      <text:p text:style-name="P21"/>
      <text:p text:style-name="P21">Abrimos la terminal, nos ubicamos donde se encuentrannuestros archivos y lo comprobamos comparando nuestro hash con el archivo guardado.</text:p>
      <text:p text:style-name="P38">sha1sum -c nombre_del_archivo</text:p>
      <text:p text:style-name="P38">md5sum -c nombre_del_archivo</text:p>
      <text:p text:style-name="P32">sha256sum -c nombre_del_archivo</text:p>
      <text:p text:style-name="P21">Por otro lado si quieres simplemente conocer el hash sin compararlo:</text:p>
      <text:p text:style-name="P38">sha1sum nombre_del_archivo.extensión</text:p>
      <text:p text:style-name="P38"><text:soft-page-break/>md5sum nombre_del_archivo.extensión</text:p>
      <text:p text:style-name="P32">sha256sum nombre_del_archivo.extensión</text:p>
      <text:p text:style-name="P6"><text:span text:style-name="T3">Ejercicio 3:</text:span> Arranque del medio de instalación</text:p>
      <table:table table:name="Taula4" table:style-name="Taula4">
        <table:table-column table:style-name="Taula4.A"/>
        <table:table-row>
          <table:table-cell table:style-name="Taula4.A1" office:value-type="string">
            <text:p text:style-name="P23"/>
          </table:table-cell>
        </table:table-row>
      </table:table>
      <text:p text:style-name="P7">En este apartado veremos cómo iniciar la instalación del sistema operativo en nuestro disco duro.</text:p>
      <text:p text:style-name="P7">En condiciones normales, grabaríamos la imagen de instalación obtenida en un soporte físico y arrancaríamos la máquina con este apoyo, modificando antes los parámetros de arranque de la BIOS.</text:p>
      <text:p text:style-name="P7">En este crédito hemos optado por la utilización de máquinas virtuales para la realización de estas tareas, así que el inicio del proceso de instalación varía ligeramente en el arranque del asistente de instalación, pero el resto de pasos son exactamente los mismos.</text:p>
      <text:p text:style-name="P7">Antes de comenzar la instalación será necesario que preparamos una nueva máquina con el VirtualBox, que tendrá las siguientes características:</text:p>
      <text:p text:style-name="P7">● <text:span text:style-name="T6">Nombre:</text:span> M1.SO.Dual</text:p>
      <text:p text:style-name="P7">● <text:span text:style-name="T6">Sistema Operativo:</text:span> Other</text:p>
      <text:p text:style-name="P7">● <text:span text:style-name="T6">Versión:</text:span> Other / Unknown (no es que no conozcamos el sistema, sino que esta máquina albergará varios SO).</text:p>
      <text:p text:style-name="P7">● <text:span text:style-name="T6">Memoria:</text:span> 1500 MB (en caso de no tener mucha capacidad)</text:p>
      <text:p text:style-name="P7">● <text:span text:style-name="T6">Disco duro:</text:span> Imagen nueva que se expande dinámicamente de 30 GB con el nombre M1.SO.Dual</text:p>
      <text:p text:style-name="P7">● <text:span text:style-name="T6">Memoria de vídeo:</text:span> 32 MB</text:p>
      <text:p text:style-name="P7">● <text:span text:style-name="T6">CD / DVD:</text:span> Imagen ISO de Ubuntu 17.10 o Fedora 27</text:p>
      <text:p text:style-name="P7">● En determinadas ocasiones es necesario habilitar la opción <text:span text:style-name="T6">IO APIC</text:span> (a menudo no es necesario).</text:p>
      <text:p text:style-name="P7">En esta máquina tenemos pensado alojar dos o tres sistemas operativos diferentes. El sistema, cuando arranque, nos mostrará una pantalla de selección donde podremos determinar cuál de estos dos sistemas operativos querremos arrancar.</text:p>
      <text:p text:style-name="P12">Arranque la ISO de Fedora en la máquina virtual que acaba de crear y divulga su resultado. Puede que este proceso sea un poco lento, sea paciente.</text:p>
      <text:p text:style-name="P27"><text:span text:style-name="T4">Ejercicio 4:</text:span> <text:span text:style-name="T6">Instalación del Sistema Operativo</text:span></text:p>
      <table:table table:name="Taula5" table:style-name="Taula5">
        <table:table-column table:style-name="Taula5.A"/>
        <table:table-row>
          <table:table-cell table:style-name="Taula5.A1" office:value-type="string">
            <text:p text:style-name="P23"/>
          </table:table-cell>
        </table:table-row>
      </table:table>
      <text:p text:style-name="P7">Una vez dentro de la sesión gráfica aparecerá en el escritorio un icono de instalación. Haga doble click y vaya siguiendo los pasos de instalación:</text:p>
      <text:p text:style-name="P7"><text:soft-page-break/>● Selección de la disposición de teclado: Español</text:p>
      <text:p text:style-name="P7">● Nombre del host: alumne</text:p>
      <text:p text:style-name="P7">● Selección de la zona horaria: Europa / Madrid</text:p>
      <text:p text:style-name="P7">● Elección de la contraseña de usuario root: alumne</text:p>
      <text:p text:style-name="P12">¿Qué es una partición? ¿Qué ventajas supone su utilización? ¿Qué diferencia entre una partición primaria, una extendida y una lógica? Cuántas particiones de cada tipo podemos tener?</text:p>
      <text:p text:style-name="P12">● El particionamiento del disco duro: <text:span text:style-name="T1">Este es el paso más importante de la instalación, ya que debemos determinar la estrategia de instalación del sistema. En este caso haremos lo siguient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 sans" svg:font-family="'Open sans', helvetica, arial"/>
    <style:font-face style:name="OpenSymbol" svg:font-family="OpenSymbol"/>
    <style:font-face style:name="Tahoma2" svg:font-family="Tahoma"/>
    <style:font-face style:name="Ubuntu Light" svg:font-family="'Ubuntu Light', sans-serif"/>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style style:name="MT2" style:family="text">
      <style:text-properties style:font-name="sans-serif" fo:font-size="13.5pt"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text:span><text:span text:style-name="MT1">4</text:span><text:span text:style-name="MT1"> -</text:span><text:span text:style-name="MT2">Instalació</text:span><text:span text:style-name="MT2">n</text:span><text:span text:style-name="MT2"> i configuració</text:span><text:span text:style-name="MT2">n</text:span><text:span text:style-name="MT2"> de </text:span><text:span text:style-name="MT2">SSO</text:span><text:span text:style-name="MT2">O</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1-28T02:14:20.59</dc:date>
    <meta:editing-cycles>54</meta:editing-cycles>
    <meta:editing-duration>PT2H36M43S</meta:editing-duration>
    <meta:generator>OpenOffice/4.1.2$Win32 OpenOffice.org_project/412m3$Build-9782</meta:generator>
    <meta:document-statistic meta:table-count="8" meta:image-count="0" meta:object-count="0" meta:page-count="4" meta:paragraph-count="82" meta:word-count="893" meta:character-count="5711"/>
  </office:meta>
</office:document-meta>
</file>